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lk1val</text:p>
          </table:table-cell>
          <table:table-cell office:value-type="string" calcext:value-type="string">
            <text:p>clk1spot</text:p>
          </table:table-cell>
          <table:table-cell office:value-type="string" calcext:value-type="string">
            <text:p>tclk</text:p>
          </table:table-cell>
          <table:table-cell office:value-type="string" calcext:value-type="string">
            <text:p>fclk</text:p>
          </table:table-cell>
          <table:table-cell office:value-type="string" calcext:value-type="string">
            <text:p>clk1val</text:p>
          </table:table-cell>
          <table:table-cell office:value-type="string" calcext:value-type="string">
            <text:p>clk1spot</text:p>
          </table:table-cell>
          <table:table-cell office:value-type="string" calcext:value-type="string">
            <text:p>tclk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01" calcext:value-type="float">
            <text:p>0.0901</text:p>
          </table:table-cell>
          <table:table-cell office:value-type="float" office:value="302" calcext:value-type="float">
            <text:p>302</text:p>
          </table:table-cell>
          <table:table-cell table:formula="of:=[.C3]+(0.5-[.B3])/0.5-[.C2]-(0.5-[.B2])/0.5" office:value-type="float" office:value="200.4098" calcext:value-type="float">
            <text:p>200.4098</text:p>
          </table:table-cell>
          <table:table-cell table:formula="of:=2000/[.D3]" office:value-type="float" office:value="9.97955189816067" calcext:value-type="float">
            <text:p>9.9795518982</text:p>
          </table:table-cell>
          <table:table-cell office:value-type="float" office:value="0.4901" calcext:value-type="float">
            <text:p>0.4901</text:p>
          </table:table-cell>
          <table:table-cell office:value-type="float" office:value="304" calcext:value-type="float">
            <text:p>304</text:p>
          </table:table-cell>
          <table:table-cell table:formula="of:=[.G3]+(0.5-[.F3])/0.5-[.G2]-(0.5-[.F2])/0.5" office:value-type="float" office:value="201.5098" calcext:value-type="float">
            <text:p>201.5098</text:p>
          </table:table-cell>
          <table:table-cell table:formula="of:=2000/[.H3]" office:value-type="float" office:value="9.92507560426342" calcext:value-type="float">
            <text:p>9.9250756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901" calcext:value-type="float">
            <text:p>0.3901</text:p>
          </table:table-cell>
          <table:table-cell office:value-type="float" office:value="503" calcext:value-type="float">
            <text:p>503</text:p>
          </table:table-cell>
          <table:table-cell table:formula="of:=[.C4]+(0.5-[.B4])/0.5-[.C3]-(0.5-[.B3])/0.5" office:value-type="float" office:value="200.4" calcext:value-type="float">
            <text:p>200.4</text:p>
          </table:table-cell>
          <table:table-cell table:formula="of:=2000/[.D4]" office:value-type="float" office:value="9.98003992015968" calcext:value-type="float">
            <text:p>9.9800399202</text:p>
          </table:table-cell>
          <table:table-cell office:value-type="float" office:value="0.2351" calcext:value-type="float">
            <text:p>0.2351</text:p>
          </table:table-cell>
          <table:table-cell office:value-type="float" office:value="505" calcext:value-type="float">
            <text:p>505</text:p>
          </table:table-cell>
          <table:table-cell table:formula="of:=[.G4]+(0.5-[.F4])/0.5-[.G3]-(0.5-[.F3])/0.5" office:value-type="float" office:value="201.51" calcext:value-type="float">
            <text:p>201.51</text:p>
          </table:table-cell>
          <table:table-cell table:formula="of:=2000/[.H4]" office:value-type="float" office:value="9.92506575356062" calcext:value-type="float">
            <text:p>9.9250657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851" calcext:value-type="float">
            <text:p>0.1851</text:p>
          </table:table-cell>
          <table:table-cell office:value-type="float" office:value="703" calcext:value-type="float">
            <text:p>703</text:p>
          </table:table-cell>
          <table:table-cell table:formula="of:=[.C5]+(0.5-[.B5])/0.5-[.C4]-(0.5-[.B4])/0.5" office:value-type="float" office:value="200.41" calcext:value-type="float">
            <text:p>200.41</text:p>
          </table:table-cell>
          <table:table-cell table:formula="of:=2000/[.D5]" office:value-type="float" office:value="9.979541939025" calcext:value-type="float">
            <text:p>9.979541939</text:p>
          </table:table-cell>
          <table:table-cell office:value-type="float" office:value="0.4851" calcext:value-type="float">
            <text:p>0.4851</text:p>
          </table:table-cell>
          <table:table-cell office:value-type="float" office:value="706" calcext:value-type="float">
            <text:p>706</text:p>
          </table:table-cell>
          <table:table-cell table:formula="of:=[.G5]+(0.5-[.F5])/0.5-[.G4]-(0.5-[.F4])/0.5" office:value-type="float" office:value="200.5" calcext:value-type="float">
            <text:p>200.5</text:p>
          </table:table-cell>
          <table:table-cell table:formula="of:=2000/[.H5]" office:value-type="float" office:value="9.97506234413965" calcext:value-type="float">
            <text:p>9.9750623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851" calcext:value-type="float">
            <text:p>0.4851</text:p>
          </table:table-cell>
          <table:table-cell office:value-type="float" office:value="904" calcext:value-type="float">
            <text:p>904</text:p>
          </table:table-cell>
          <table:table-cell table:formula="of:=[.C6]+(0.5-[.B6])/0.5-[.C5]-(0.5-[.B5])/0.5" office:value-type="float" office:value="200.4" calcext:value-type="float">
            <text:p>200.4</text:p>
          </table:table-cell>
          <table:table-cell table:formula="of:=2000/[.D6]" office:value-type="float" office:value="9.98003992015968" calcext:value-type="float">
            <text:p>9.9800399202</text:p>
          </table:table-cell>
          <table:table-cell office:value-type="float" office:value="0.2302" calcext:value-type="float">
            <text:p>0.2302</text:p>
          </table:table-cell>
          <table:table-cell office:value-type="float" office:value="906" calcext:value-type="float">
            <text:p>906</text:p>
          </table:table-cell>
          <table:table-cell table:formula="of:=[.G6]+(0.5-[.F6])/0.5-[.G5]-(0.5-[.F5])/0.5" office:value-type="float" office:value="200.5098" calcext:value-type="float">
            <text:p>200.5098</text:p>
          </table:table-cell>
          <table:table-cell table:formula="of:=2000/[.H6]" office:value-type="float" office:value="9.97457480881234" calcext:value-type="float">
            <text:p>9.97457480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802" calcext:value-type="float">
            <text:p>0.2802</text:p>
          </table:table-cell>
          <table:table-cell office:value-type="float" office:value="1104" calcext:value-type="float">
            <text:p>1104</text:p>
          </table:table-cell>
          <table:table-cell table:formula="of:=[.C7]+(0.5-[.B7])/0.5-[.C6]-(0.5-[.B6])/0.5" office:value-type="float" office:value="200.4098" calcext:value-type="float">
            <text:p>200.4098</text:p>
          </table:table-cell>
          <table:table-cell table:formula="of:=2000/[.D7]" office:value-type="float" office:value="9.97955189816067" calcext:value-type="float">
            <text:p>9.9795518982</text:p>
          </table:table-cell>
          <table:table-cell office:value-type="float" office:value="0.4802" calcext:value-type="float">
            <text:p>0.4802</text:p>
          </table:table-cell>
          <table:table-cell office:value-type="float" office:value="1107" calcext:value-type="float">
            <text:p>1107</text:p>
          </table:table-cell>
          <table:table-cell table:formula="of:=[.G7]+(0.5-[.F7])/0.5-[.G6]-(0.5-[.F6])/0.5" office:value-type="float" office:value="200.5" calcext:value-type="float">
            <text:p>200.5</text:p>
          </table:table-cell>
          <table:table-cell table:formula="of:=2000/[.H7]" office:value-type="float" office:value="9.97506234413965" calcext:value-type="float">
            <text:p>9.9750623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02" calcext:value-type="float">
            <text:p>0.0802</text:p>
          </table:table-cell>
          <table:table-cell office:value-type="float" office:value="1304" calcext:value-type="float">
            <text:p>1304</text:p>
          </table:table-cell>
          <table:table-cell table:formula="of:=[.C8]+(0.5-[.B8])/0.5-[.C7]-(0.5-[.B7])/0.5" office:value-type="float" office:value="200.4" calcext:value-type="float">
            <text:p>200.4</text:p>
          </table:table-cell>
          <table:table-cell table:formula="of:=2000/[.D8]" office:value-type="float" office:value="9.98003992015968" calcext:value-type="float">
            <text:p>9.9800399202</text:p>
          </table:table-cell>
          <table:table-cell office:value-type="float" office:value="0.2252" calcext:value-type="float">
            <text:p>0.2252</text:p>
          </table:table-cell>
          <table:table-cell office:value-type="float" office:value="1307" calcext:value-type="float">
            <text:p>1307</text:p>
          </table:table-cell>
          <table:table-cell table:formula="of:=[.G8]+(0.5-[.F8])/0.5-[.G7]-(0.5-[.F7])/0.5" office:value-type="float" office:value="200.51" calcext:value-type="float">
            <text:p>200.51</text:p>
          </table:table-cell>
          <table:table-cell table:formula="of:=2000/[.H8]" office:value-type="float" office:value="9.974564859608" calcext:value-type="float">
            <text:p>9.97456485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02" calcext:value-type="float">
            <text:p>0.3802</text:p>
          </table:table-cell>
          <table:table-cell office:value-type="float" office:value="1505" calcext:value-type="float">
            <text:p>1505</text:p>
          </table:table-cell>
          <table:table-cell table:formula="of:=[.C9]+(0.5-[.B9])/0.5-[.C8]-(0.5-[.B8])/0.5" office:value-type="float" office:value="200.4" calcext:value-type="float">
            <text:p>200.4</text:p>
          </table:table-cell>
          <table:table-cell table:formula="of:=2000/[.D9]" office:value-type="float" office:value="9.98003992015967" calcext:value-type="float">
            <text:p>9.9800399202</text:p>
          </table:table-cell>
          <table:table-cell office:value-type="float" office:value="0.4752" calcext:value-type="float">
            <text:p>0.4752</text:p>
          </table:table-cell>
          <table:table-cell office:value-type="float" office:value="1508" calcext:value-type="float">
            <text:p>1508</text:p>
          </table:table-cell>
          <table:table-cell table:formula="of:=[.G9]+(0.5-[.F9])/0.5-[.G8]-(0.5-[.F8])/0.5" office:value-type="float" office:value="200.5" calcext:value-type="float">
            <text:p>200.5</text:p>
          </table:table-cell>
          <table:table-cell table:formula="of:=2000/[.H9]" office:value-type="float" office:value="9.97506234413965" calcext:value-type="float">
            <text:p>9.9750623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02" calcext:value-type="float">
            <text:p>0.0802</text:p>
          </table:table-cell>
          <table:table-cell office:value-type="float" office:value="1304" calcext:value-type="float">
            <text:p>1304</text:p>
          </table:table-cell>
          <table:table-cell table:formula="of:=[.C10]+(0.5-[.B10])/0.5-[.C9]-(0.5-[.B9])/0.5" office:value-type="float" office:value="-200.4" calcext:value-type="float">
            <text:p>-200.4</text:p>
          </table:table-cell>
          <table:table-cell table:formula="of:=2000/[.D10]" office:value-type="float" office:value="-9.98003992015968" calcext:value-type="float">
            <text:p>-9.9800399202</text:p>
          </table:table-cell>
          <table:table-cell office:value-type="float" office:value="0.2203" calcext:value-type="float">
            <text:p>0.2203</text:p>
          </table:table-cell>
          <table:table-cell office:value-type="float" office:value="1708" calcext:value-type="float">
            <text:p>1708</text:p>
          </table:table-cell>
          <table:table-cell table:formula="of:=[.G10]+(0.5-[.F10])/0.5-[.G9]-(0.5-[.F9])/0.5" office:value-type="float" office:value="200.5098" calcext:value-type="float">
            <text:p>200.5098</text:p>
          </table:table-cell>
          <table:table-cell table:formula="of:=2000/[.H10]" office:value-type="float" office:value="9.97457480881233" calcext:value-type="float">
            <text:p>9.9745748088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clk1val</text:p>
          </table:table-cell>
          <table:table-cell office:value-type="string" calcext:value-type="string">
            <text:p>clk1spot</text:p>
          </table:table-cell>
          <table:table-cell office:value-type="string" calcext:value-type="string">
            <text:p>tclk</text:p>
          </table:table-cell>
          <table:table-cell/>
          <table:table-cell office:value-type="string" calcext:value-type="string">
            <text:p>clk1val</text:p>
          </table:table-cell>
          <table:table-cell office:value-type="string" calcext:value-type="string">
            <text:p>clk1spot</text:p>
          </table:table-cell>
          <table:table-cell office:value-type="string" calcext:value-type="string">
            <text:p>tclk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0.4901" calcext:value-type="float">
            <text:p>0.4901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802" calcext:value-type="float">
            <text:p>0.4802</text:p>
          </table:table-cell>
          <table:table-cell office:value-type="float" office:value="303" calcext:value-type="float">
            <text:p>303</text:p>
          </table:table-cell>
          <table:table-cell table:formula="of:=[.C17]+(0.5-[.B17])/0.5-[.C16]-(0.5-[.B16])/0.5" office:value-type="float" office:value="201.0196" calcext:value-type="float">
            <text:p>201.0196</text:p>
          </table:table-cell>
          <table:table-cell/>
          <table:table-cell office:value-type="float" office:value="0.2351" calcext:value-type="float">
            <text:p>0.2351</text:p>
          </table:table-cell>
          <table:table-cell office:value-type="float" office:value="504" calcext:value-type="float">
            <text:p>504</text:p>
          </table:table-cell>
          <table:table-cell table:formula="of:=[.G17]+(0.5-[.F17])/0.5-[.G16]-(0.5-[.F16])/0.5" office:value-type="float" office:value="201.51" calcext:value-type="float">
            <text:p>201.51</text:p>
          </table:table-cell>
          <table:table-cell table:formula="of:=2000/[.H17]" office:value-type="float" office:value="9.92506575356062" calcext:value-type="float">
            <text:p>9.9250657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703" calcext:value-type="float">
            <text:p>0.4703</text:p>
          </table:table-cell>
          <table:table-cell office:value-type="float" office:value="504" calcext:value-type="float">
            <text:p>504</text:p>
          </table:table-cell>
          <table:table-cell table:formula="of:=[.C18]+(0.5-[.B18])/0.5-[.C17]-(0.5-[.B17])/0.5" office:value-type="float" office:value="201.0198" calcext:value-type="float">
            <text:p>201.0198</text:p>
          </table:table-cell>
          <table:table-cell/>
          <table:table-cell office:value-type="float" office:value="0.4851" calcext:value-type="float">
            <text:p>0.4851</text:p>
          </table:table-cell>
          <table:table-cell office:value-type="float" office:value="705" calcext:value-type="float">
            <text:p>705</text:p>
          </table:table-cell>
          <table:table-cell table:formula="of:=[.G18]+(0.5-[.F18])/0.5-[.G17]-(0.5-[.F17])/0.5" office:value-type="float" office:value="200.5" calcext:value-type="float">
            <text:p>200.5</text:p>
          </table:table-cell>
          <table:table-cell table:formula="of:=2000/[.H18]" office:value-type="float" office:value="9.97506234413965" calcext:value-type="float">
            <text:p>9.9750623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04" calcext:value-type="float">
            <text:p>0.4604</text:p>
          </table:table-cell>
          <table:table-cell office:value-type="float" office:value="705" calcext:value-type="float">
            <text:p>705</text:p>
          </table:table-cell>
          <table:table-cell table:formula="of:=[.C19]+(0.5-[.B19])/0.5-[.C18]-(0.5-[.B18])/0.5" office:value-type="float" office:value="201.0198" calcext:value-type="float">
            <text:p>201.0198</text:p>
          </table:table-cell>
          <table:table-cell/>
          <table:table-cell office:value-type="float" office:value="0.3601" calcext:value-type="float">
            <text:p>0.3601</text:p>
          </table:table-cell>
          <table:table-cell office:value-type="float" office:value="905" calcext:value-type="float">
            <text:p>905</text:p>
          </table:table-cell>
          <table:table-cell table:formula="of:=[.G19]+(0.5-[.F19])/0.5-[.G18]-(0.5-[.F18])/0.5" office:value-type="float" office:value="200.25" calcext:value-type="float">
            <text:p>200.25</text:p>
          </table:table-cell>
          <table:table-cell table:formula="of:=2000/[.H19]" office:value-type="float" office:value="9.98751560549313" calcext:value-type="float">
            <text:p>9.9875156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505" calcext:value-type="float">
            <text:p>0.4505</text:p>
          </table:table-cell>
          <table:table-cell office:value-type="float" office:value="906" calcext:value-type="float">
            <text:p>906</text:p>
          </table:table-cell>
          <table:table-cell table:formula="of:=[.C20]+(0.5-[.B20])/0.5-[.C19]-(0.5-[.B19])/0.5" office:value-type="float" office:value="201.0198" calcext:value-type="float">
            <text:p>201.0198</text:p>
          </table:table-cell>
          <table:table-cell/>
          <table:table-cell office:value-type="float" office:value="0.4802" calcext:value-type="float">
            <text:p>0.4802</text:p>
          </table:table-cell>
          <table:table-cell office:value-type="float" office:value="1107" calcext:value-type="float">
            <text:p>1107</text:p>
          </table:table-cell>
          <table:table-cell table:formula="of:=[.G20]+(0.5-[.F20])/0.5-[.G19]-(0.5-[.F19])/0.5" office:value-type="float" office:value="201.7598" calcext:value-type="float">
            <text:p>201.7598</text:p>
          </table:table-cell>
          <table:table-cell table:formula="of:=2000/[.H20]" office:value-type="float" office:value="9.91277747103238" calcext:value-type="float">
            <text:p>9.9127774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406" calcext:value-type="float">
            <text:p>0.4406</text:p>
          </table:table-cell>
          <table:table-cell office:value-type="float" office:value="1108" calcext:value-type="float">
            <text:p>1108</text:p>
          </table:table-cell>
          <table:table-cell table:formula="of:=[.C21]+(0.5-[.B21])/0.5-[.C20]-(0.5-[.B20])/0.5" office:value-type="float" office:value="202.0198" calcext:value-type="float">
            <text:p>202.0198</text:p>
          </table:table-cell>
          <table:table-cell/>
          <table:table-cell office:value-type="float" office:value="0.2252" calcext:value-type="float">
            <text:p>0.2252</text:p>
          </table:table-cell>
          <table:table-cell office:value-type="float" office:value="1307" calcext:value-type="float">
            <text:p>1307</text:p>
          </table:table-cell>
          <table:table-cell table:formula="of:=[.G21]+(0.5-[.F21])/0.5-[.G20]-(0.5-[.F20])/0.5" office:value-type="float" office:value="200.51" calcext:value-type="float">
            <text:p>200.51</text:p>
          </table:table-cell>
          <table:table-cell table:formula="of:=2000/[.H21]" office:value-type="float" office:value="9.974564859608" calcext:value-type="float">
            <text:p>9.97456485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4752" calcext:value-type="float">
            <text:p>0.4752</text:p>
          </table:table-cell>
          <table:table-cell office:value-type="float" office:value="1508" calcext:value-type="float">
            <text:p>1508</text:p>
          </table:table-cell>
          <table:table-cell table:formula="of:=[.G22]+(0.5-[.F22])/0.5-[.G21]-(0.5-[.F21])/0.5" office:value-type="float" office:value="200.5" calcext:value-type="float">
            <text:p>200.5</text:p>
          </table:table-cell>
          <table:table-cell table:formula="of:=2000/[.H22]" office:value-type="float" office:value="9.97506234413965" calcext:value-type="float">
            <text:p>9.975062344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2203" calcext:value-type="float">
            <text:p>0.2203</text:p>
          </table:table-cell>
          <table:table-cell office:value-type="float" office:value="1708" calcext:value-type="float">
            <text:p>1708</text:p>
          </table:table-cell>
          <table:table-cell table:formula="of:=[.G23]+(0.5-[.F23])/0.5-[.G22]-(0.5-[.F22])/0.5" office:value-type="float" office:value="200.5098" calcext:value-type="float">
            <text:p>200.5098</text:p>
          </table:table-cell>
          <table:table-cell table:formula="of:=2000/[.H23]" office:value-type="float" office:value="9.97457480881233" calcext:value-type="float">
            <text:p>9.97457480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k1val</text:p>
          </table:table-cell>
          <table:table-cell office:value-type="string" calcext:value-type="string">
            <text:p>clk1spot</text:p>
          </table:table-cell>
          <table:table-cell office:value-type="string" calcext:value-type="string">
            <text:p>tclk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office:value-type="float" office:value="77" calcext:value-type="float">
            <text:p>77</text:p>
          </table:table-cell>
          <table:table-cell table:formula="of:=[.C26]+(0.5-[.B26])/0.5-[.C25]-(0.5-[.B25])/0.5" office:value-type="float" office:value="50.25" calcext:value-type="float">
            <text:p>50.25</text:p>
          </table:table-cell>
          <table:table-cell table:formula="of:=500/[.D26]" office:value-type="float" office:value="9.9502487562189" calcext:value-type="float">
            <text:p>9.9502487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999" calcext:value-type="float">
            <text:p>0.4999</text:p>
          </table:table-cell>
          <table:table-cell office:value-type="float" office:value="127" calcext:value-type="float">
            <text:p>127</text:p>
          </table:table-cell>
          <table:table-cell table:formula="of:=[.C27]+(0.5-[.B27])/0.5-[.C26]-(0.5-[.B26])/0.5" office:value-type="float" office:value="49.7502" calcext:value-type="float">
            <text:p>49.7502</text:p>
          </table:table-cell>
          <table:table-cell table:formula="of:=500/[.D27]" office:value-type="float" office:value="10.0502108534237" calcext:value-type="float">
            <text:p>10.0502108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749" calcext:value-type="float">
            <text:p>0.3749</text:p>
          </table:table-cell>
          <table:table-cell office:value-type="float" office:value="176" calcext:value-type="float">
            <text:p>176</text:p>
          </table:table-cell>
          <table:table-cell table:formula="of:=[.C28]+(0.5-[.B28])/0.5-[.C27]-(0.5-[.B27])/0.5" office:value-type="float" office:value="49.25" calcext:value-type="float">
            <text:p>49.25</text:p>
          </table:table-cell>
          <table:table-cell table:formula="of:=500/[.D28]" office:value-type="float" office:value="10.1522842639594" calcext:value-type="float">
            <text:p>10.152284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499" calcext:value-type="float">
            <text:p>0.2499</text:p>
          </table:table-cell>
          <table:table-cell office:value-type="float" office:value="226" calcext:value-type="float">
            <text:p>226</text:p>
          </table:table-cell>
          <table:table-cell table:formula="of:=[.C29]+(0.5-[.B29])/0.5-[.C28]-(0.5-[.B28])/0.5" office:value-type="float" office:value="50.25" calcext:value-type="float">
            <text:p>50.25</text:p>
          </table:table-cell>
          <table:table-cell table:formula="of:=500/[.D29]" office:value-type="float" office:value="9.9502487562189" calcext:value-type="float">
            <text:p>9.9502487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49" calcext:value-type="float">
            <text:p>0.1249</text:p>
          </table:table-cell>
          <table:table-cell office:value-type="float" office:value="276" calcext:value-type="float">
            <text:p>276</text:p>
          </table:table-cell>
          <table:table-cell table:formula="of:=[.C30]+(0.5-[.B30])/0.5-[.C29]-(0.5-[.B29])/0.5" office:value-type="float" office:value="50.25" calcext:value-type="float">
            <text:p>50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999" calcext:value-type="float">
            <text:p>0.4999</text:p>
          </table:table-cell>
          <table:table-cell office:value-type="float" office:value="327" calcext:value-type="float">
            <text:p>327</text:p>
          </table:table-cell>
          <table:table-cell table:formula="of:=[.C31]+(0.5-[.B31])/0.5-[.C30]-(0.5-[.B30])/0.5" office:value-type="float" office:value="50.25" calcext:value-type="float">
            <text:p>50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999" calcext:value-type="float">
            <text:p>0.4999</text:p>
          </table:table-cell>
          <table:table-cell office:value-type="float" office:value="377" calcext:value-type="float">
            <text:p>377</text:p>
          </table:table-cell>
          <table:table-cell table:formula="of:=[.C32]+(0.5-[.B32])/0.5-[.C31]-(0.5-[.B31])/0.5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749" calcext:value-type="float">
            <text:p>0.3749</text:p>
          </table:table-cell>
          <table:table-cell office:value-type="float" office:value="426" calcext:value-type="float">
            <text:p>426</text:p>
          </table:table-cell>
          <table:table-cell table:formula="of:=[.C33]+(0.5-[.B33])/0.5-[.C32]-(0.5-[.B32])/0.5" office:value-type="float" office:value="49.25" calcext:value-type="float">
            <text:p>49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499" calcext:value-type="float">
            <text:p>0.2499</text:p>
          </table:table-cell>
          <table:table-cell office:value-type="float" office:value="476" calcext:value-type="float">
            <text:p>476</text:p>
          </table:table-cell>
          <table:table-cell table:formula="of:=[.C34]+(0.5-[.B34])/0.5-[.C33]-(0.5-[.B33])/0.5" office:value-type="float" office:value="50.25" calcext:value-type="float">
            <text:p>50.25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clk1val</text:p>
          </table:table-cell>
          <table:table-cell office:value-type="string" calcext:value-type="string">
            <text:p>clk1spot</text:p>
          </table:table-cell>
          <table:table-cell office:value-type="string" calcext:value-type="string">
            <text:p>tclk</text:p>
          </table:table-cell>
          <table:table-cell/>
          <table:table-cell office:value-type="string" calcext:value-type="string">
            <text:p>generacja</text:p>
          </table:table-cell>
          <table:table-cell table:number-columns-repeated="2"/>
          <table:table-cell office:value-type="string" calcext:value-type="string">
            <text:p>Tre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([.G41]+[.F41])/2" office:value-type="float" office:value="26.5" calcext:value-type="float">
            <text:p>26.5</text:p>
          </table:table-cell>
          <table:table-cell table:formula="of:=[.G41]-[.F41]+1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table:formula="of:=[.C42]+(0.5-[.B42])/0.5-[.C41]-(0.5-[.B41])/0.5" office:value-type="float" office:value="50.4" calcext:value-type="float">
            <text:p>50.4</text:p>
          </table:table-cell>
          <table:table-cell table:formula="of:=500/[.D42]" office:value-type="float" office:value="9.92063492063492" calcext:value-type="float">
            <text:p>9.9206349206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formula="of:=([.G42]+[.F42])/2" office:value-type="float" office:value="77.5" calcext:value-type="float">
            <text:p>77.5</text:p>
          </table:table-cell>
          <table:table-cell table:formula="of:=[.G42]-[.F42]+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27" calcext:value-type="float">
            <text:p>127</text:p>
          </table:table-cell>
          <table:table-cell table:formula="of:=[.C43]+(0.5-[.B43])/0.5-[.C42]-(0.5-[.B42])/0.5" office:value-type="float" office:value="50.4" calcext:value-type="float">
            <text:p>50.4</text:p>
          </table:table-cell>
          <table:table-cell table:formula="of:=500/[.D43]" office:value-type="float" office:value="9.92063492063492" calcext:value-type="float">
            <text:p>9.9206349206</text:p>
          </table:table-cell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table:formula="of:=([.G43]+[.F43])/2" office:value-type="float" office:value="127.5" calcext:value-type="float">
            <text:p>127.5</text:p>
          </table:table-cell>
          <table:table-cell table:formula="of:=[.G43]-[.F43]+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formula="of:=[.C44]+(0.5-[.B44])/0.5-[.C43]-(0.5-[.B43])/0.5" office:value-type="float" office:value="50.4" calcext:value-type="float">
            <text:p>50.4</text:p>
          </table:table-cell>
          <table:table-cell table:formula="of:=500/[.D44]" office:value-type="float" office:value="9.92063492063492" calcext:value-type="float">
            <text:p>9.9206349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308" calcext:value-type="float">
            <text:p>0.2308</text:p>
          </table:table-cell>
          <table:table-cell office:value-type="float" office:value="226" calcext:value-type="float">
            <text:p>226</text:p>
          </table:table-cell>
          <table:table-cell table:formula="of:=[.C45]+(0.5-[.B45])/0.5-[.C44]-(0.5-[.B44])/0.5" office:value-type="float" office:value="48.9384" calcext:value-type="float">
            <text:p>48.9384</text:p>
          </table:table-cell>
          <table:table-cell table:formula="of:=500/[.D45]" office:value-type="float" office:value="10.2169257679041" calcext:value-type="float">
            <text:p>10.2169257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683" calcext:value-type="float">
            <text:p>0.1683</text:p>
          </table:table-cell>
          <table:table-cell office:value-type="float" office:value="276" calcext:value-type="float">
            <text:p>276</text:p>
          </table:table-cell>
          <table:table-cell table:formula="of:=[.C46]+(0.5-[.B46])/0.5-[.C45]-(0.5-[.B45])/0.5" office:value-type="float" office:value="50.125" calcext:value-type="float">
            <text:p>50.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058" calcext:value-type="float">
            <text:p>0.1058</text:p>
          </table:table-cell>
          <table:table-cell office:value-type="float" office:value="327" calcext:value-type="float">
            <text:p>327</text:p>
          </table:table-cell>
          <table:table-cell table:formula="of:=[.C47]+(0.5-[.B47])/0.5-[.C46]-(0.5-[.B46])/0.5" office:value-type="float" office:value="51.125" calcext:value-type="float">
            <text:p>51.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999" calcext:value-type="float">
            <text:p>0.4999</text:p>
          </table:table-cell>
          <table:table-cell office:value-type="float" office:value="377" calcext:value-type="float">
            <text:p>377</text:p>
          </table:table-cell>
          <table:table-cell table:formula="of:=[.C48]+(0.5-[.B48])/0.5-[.C47]-(0.5-[.B47])/0.5" office:value-type="float" office:value="49.2118" calcext:value-type="float">
            <text:p>49.21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749" calcext:value-type="float">
            <text:p>0.3749</text:p>
          </table:table-cell>
          <table:table-cell office:value-type="float" office:value="426" calcext:value-type="float">
            <text:p>426</text:p>
          </table:table-cell>
          <table:table-cell table:formula="of:=[.C49]+(0.5-[.B49])/0.5-[.C48]-(0.5-[.B48])/0.5" office:value-type="float" office:value="49.25" calcext:value-type="float">
            <text:p>49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499" calcext:value-type="float">
            <text:p>0.2499</text:p>
          </table:table-cell>
          <table:table-cell office:value-type="float" office:value="476" calcext:value-type="float">
            <text:p>476</text:p>
          </table:table-cell>
          <table:table-cell table:formula="of:=[.C50]+(0.5-[.B50])/0.5-[.C49]-(0.5-[.B49])/0.5" office:value-type="float" office:value="50.25" calcext:value-type="float">
            <text:p>50.25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clk1val</text:p>
          </table:table-cell>
          <table:table-cell office:value-type="string" calcext:value-type="string">
            <text:p>clk1spot</text:p>
          </table:table-cell>
          <table:table-cell office:value-type="string" calcext:value-type="string">
            <text:p>tclk</text:p>
          </table:table-cell>
          <table:table-cell table:number-columns-repeated="2"/>
          <table:table-cell office:value-type="string" calcext:value-type="string">
            <text:p>clk1val</text:p>
          </table:table-cell>
          <table:table-cell office:value-type="string" calcext:value-type="string">
            <text:p>clk1spot</text:p>
          </table:table-cell>
          <table:table-cell office:value-type="string" calcext:value-type="string">
            <text:p>tclk</text:p>
          </table:table-cell>
          <table:table-cell office:value-type="string" calcext:value-type="string">
            <text:p>fclk</text:p>
          </table:table-cell>
          <table:table-cell office:value-type="string" calcext:value-type="string">
            <text:p>clkst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1923" calcext:value-type="float">
            <text:p>0.1923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float" office:value="77" calcext:value-type="float">
            <text:p>77</text:p>
          </table:table-cell>
          <table:table-cell table:formula="of:=[.C56]+(0.5-[.B56])/0.5-[.C55]-(0.5-[.B55])/0.5" office:value-type="float" office:value="50.76" calcext:value-type="float">
            <text:p>50.76</text:p>
          </table:table-cell>
          <table:table-cell table:formula="of:=500/[.D56]" office:value-type="float" office:value="9.85027580772262" calcext:value-type="float">
            <text:p>9.8502758077</text:p>
          </table:table-cell>
          <table:table-cell office:value-type="float" office:value="9" calcext:value-type="float">
            <text:p>9</text:p>
          </table:table-cell>
          <table:table-cell office:value-type="float" office:value="0.4038" calcext:value-type="float">
            <text:p>0.4038</text:p>
          </table:table-cell>
          <table:table-cell office:value-type="float" office:value="448" calcext:value-type="float">
            <text:p>448</text:p>
          </table:table-cell>
          <table:table-cell table:formula="of:=[.H56]+(0.5-[.G56])/0.5-[.H55]-(0.5-[.G55])/0.5" office:value-type="float" office:value="52.577" calcext:value-type="float">
            <text:p>52.577</text:p>
          </table:table-cell>
          <table:table-cell table:formula="of:=500/[.I56]" office:value-type="float" office:value="9.50986172661049" calcext:value-type="float">
            <text:p>9.5098617266</text:p>
          </table:table-cell>
          <table:table-cell table:formula="of:=[.G56]-[.G55]" office:value-type="float" office:value="0.2115" calcext:value-type="float">
            <text:p>0.2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128" calcext:value-type="float">
            <text:p>128</text:p>
          </table:table-cell>
          <table:table-cell table:formula="of:=[.C57]+(0.5-[.B57])/0.5-[.C56]-(0.5-[.B56])/0.5" office:value-type="float" office:value="50.76" calcext:value-type="float">
            <text:p>50.76</text:p>
          </table:table-cell>
          <table:table-cell table:formula="of:=500/[.D57]" office:value-type="float" office:value="9.85027580772262" calcext:value-type="float">
            <text:p>9.8502758077</text:p>
          </table:table-cell>
          <table:table-cell office:value-type="float" office:value="10" calcext:value-type="float">
            <text:p>10</text:p>
          </table:table-cell>
          <table:table-cell office:value-type="float" office:value="0.1154" calcext:value-type="float">
            <text:p>0.1154</text:p>
          </table:table-cell>
          <table:table-cell office:value-type="float" office:value="500" calcext:value-type="float">
            <text:p>500</text:p>
          </table:table-cell>
          <table:table-cell table:formula="of:=[.H57]+(0.5-[.G57])/0.5-[.H56]-(0.5-[.G56])/0.5" office:value-type="float" office:value="52.5768" calcext:value-type="float">
            <text:p>52.5768</text:p>
          </table:table-cell>
          <table:table-cell table:formula="of:=500/[.I57]" office:value-type="float" office:value="9.50989790173612" calcext:value-type="float">
            <text:p>9.5098979017</text:p>
          </table:table-cell>
          <table:table-cell table:formula="of:=[.G57]-[.G56]+0.5" office:value-type="float" office:value="0.2116" calcext:value-type="float">
            <text:p>0.2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179" calcext:value-type="float">
            <text:p>179</text:p>
          </table:table-cell>
          <table:table-cell table:formula="of:=[.C58]+(0.5-[.B58])/0.5-[.C57]-(0.5-[.B57])/0.5" office:value-type="float" office:value="50.76" calcext:value-type="float">
            <text:p>50.76</text:p>
          </table:table-cell>
          <table:table-cell table:formula="of:=500/[.D58]" office:value-type="float" office:value="9.85027580772262" calcext:value-type="float">
            <text:p>9.8502758077</text:p>
          </table:table-cell>
          <table:table-cell office:value-type="float" office:value="11" calcext:value-type="float">
            <text:p>11</text:p>
          </table:table-cell>
          <table:table-cell office:value-type="float" office:value="0.3519" calcext:value-type="float">
            <text:p>0.3519</text:p>
          </table:table-cell>
          <table:table-cell office:value-type="float" office:value="553" calcext:value-type="float">
            <text:p>553</text:p>
          </table:table-cell>
          <table:table-cell table:formula="of:=[.H58]+(0.5-[.G58])/0.5-[.H57]-(0.5-[.G57])/0.5" office:value-type="float" office:value="52.527" calcext:value-type="float">
            <text:p>52.527</text:p>
          </table:table-cell>
          <table:table-cell table:formula="of:=500/[.I58]" office:value-type="float" office:value="9.51891408228149" calcext:value-type="float">
            <text:p>9.5189140823</text:p>
          </table:table-cell>
          <table:table-cell table:formula="of:=[.G58]-[.G57]" office:value-type="float" office:value="0.2365" calcext:value-type="float">
            <text:p>0.2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29" calcext:value-type="float">
            <text:p>229</text:p>
          </table:table-cell>
          <table:table-cell table:formula="of:=[.C59]+(0.5-[.B59])/0.5-[.C58]-(0.5-[.B58])/0.5" office:value-type="float" office:value="50.76" calcext:value-type="float">
            <text:p>50.76</text:p>
          </table:table-cell>
          <table:table-cell table:formula="of:=500/[.D59]" office:value-type="float" office:value="9.85027580772261" calcext:value-type="float">
            <text:p>9.8502758077</text:p>
          </table:table-cell>
          <table:table-cell office:value-type="float" office:value="12" calcext:value-type="float">
            <text:p>12</text:p>
          </table:table-cell>
          <table:table-cell office:value-type="float" office:value="0.111" calcext:value-type="float">
            <text:p>0.111</text:p>
          </table:table-cell>
          <table:table-cell office:value-type="float" office:value="605" calcext:value-type="float">
            <text:p>605</text:p>
          </table:table-cell>
          <table:table-cell table:formula="of:=[.H59]+(0.5-[.G59])/0.5-[.H58]-(0.5-[.G58])/0.5" office:value-type="float" office:value="52.4818" calcext:value-type="float">
            <text:p>52.4818</text:p>
          </table:table-cell>
          <table:table-cell table:formula="of:=500/[.I59]" office:value-type="float" office:value="9.52711225605829" calcext:value-type="float">
            <text:p>9.5271122561</text:p>
          </table:table-cell>
          <table:table-cell table:formula="of:=[.G59]-[.G58]+0.5" office:value-type="float" office:value="0.2591" calcext:value-type="float">
            <text:p>0.25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  <table:table-cell office:value-type="float" office:value="280" calcext:value-type="float">
            <text:p>280</text:p>
          </table:table-cell>
          <table:table-cell table:formula="of:=[.C60]+(0.5-[.B60])/0.5-[.C59]-(0.5-[.B59])/0.5" office:value-type="float" office:value="50.76" calcext:value-type="float">
            <text:p>50.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float" office:value="658" calcext:value-type="float">
            <text:p>658</text:p>
          </table:table-cell>
          <table:table-cell table:formula="of:=[.H60]+(0.5-[.G60])/0.5-[.H59]-(0.5-[.G59])/0.5" office:value-type="float" office:value="52.442" calcext:value-type="float">
            <text:p>52.4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" calcext:value-type="float">
            <text:p>0.34</text:p>
          </table:table-cell>
          <table:table-cell office:value-type="float" office:value="331" calcext:value-type="float">
            <text:p>331</text:p>
          </table:table-cell>
          <table:table-cell table:formula="of:=[.C61]+(0.5-[.B61])/0.5-[.C60]-(0.5-[.B60])/0.5" office:value-type="float" office:value="50.76" calcext:value-type="float">
            <text:p>50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4" calcext:value-type="float">
            <text:p>0.34</text:p>
          </table:table-cell>
          <table:table-cell office:value-type="float" office:value="331" calcext:value-type="float">
            <text:p>331</text:p>
          </table:table-cell>
          <table:table-cell table:formula="of:=[.H61]+(0.5-[.G61])/0.5-[.H60]-(0.5-[.G60])/0.5" office:value-type="float" office:value="-326.9" calcext:value-type="float">
            <text:p>-326.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382" calcext:value-type="float">
            <text:p>382</text:p>
          </table:table-cell>
          <table:table-cell table:formula="of:=[.C62]+(0.5-[.B62])/0.5-[.C61]-(0.5-[.B61])/0.5" office:value-type="float" office:value="50.76" calcext:value-type="float">
            <text:p>50.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6" calcext:value-type="float">
            <text:p>0.46</text:p>
          </table:table-cell>
          <table:table-cell office:value-type="float" office:value="382" calcext:value-type="float">
            <text:p>382</text:p>
          </table:table-cell>
          <table:table-cell table:formula="of:=[.H62]+(0.5-[.G62])/0.5-[.H61]-(0.5-[.G61])/0.5" office:value-type="float" office:value="50.76" calcext:value-type="float">
            <text:p>50.7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office:value-type="float" office:value="432" calcext:value-type="float">
            <text:p>432</text:p>
          </table:table-cell>
          <table:table-cell table:formula="of:=[.C63]+(0.5-[.B63])/0.5-[.C62]-(0.5-[.B62])/0.5" office:value-type="float" office:value="50.76" calcext:value-type="float">
            <text:p>50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office:value-type="float" office:value="432" calcext:value-type="float">
            <text:p>432</text:p>
          </table:table-cell>
          <table:table-cell table:formula="of:=[.H63]+(0.5-[.G63])/0.5-[.H62]-(0.5-[.G62])/0.5" office:value-type="float" office:value="50.76" calcext:value-type="float">
            <text:p>50.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83" calcext:value-type="float">
            <text:p>483</text:p>
          </table:table-cell>
          <table:table-cell table:formula="of:=[.C64]+(0.5-[.B64])/0.5-[.C63]-(0.5-[.B63])/0.5" office:value-type="float" office:value="50.76" calcext:value-type="float">
            <text:p>50.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483" calcext:value-type="float">
            <text:p>483</text:p>
          </table:table-cell>
          <table:table-cell table:formula="of:=[.H64]+(0.5-[.G64])/0.5-[.H63]-(0.5-[.G63])/0.5" office:value-type="float" office:value="50.76" calcext:value-type="float">
            <text:p>50.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5" calcext:value-type="float">
            <text:p>0.325</text:p>
          </table:table-cell>
          <table:table-cell office:value-type="float" office:value="534" calcext:value-type="float">
            <text:p>534</text:p>
          </table:table-cell>
          <table:table-cell table:formula="of:=[.C65]+(0.5-[.B65])/0.5-[.C64]-(0.5-[.B64])/0.5" office:value-type="float" office:value="50.75" calcext:value-type="float">
            <text:p>50.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25" calcext:value-type="float">
            <text:p>0.325</text:p>
          </table:table-cell>
          <table:table-cell office:value-type="float" office:value="534" calcext:value-type="float">
            <text:p>534</text:p>
          </table:table-cell>
          <table:table-cell table:formula="of:=[.H65]+(0.5-[.G65])/0.5-[.H64]-(0.5-[.G64])/0.5"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dval</text:p>
          </table:table-cell>
          <table:table-cell office:value-type="string" calcext:value-type="string">
            <text:p>dspot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C76]+(0.5-[.B76]/300)/0.5-[.C75]-(0.5-[.B75]/300)/0.5" office:value-type="float" office:value="48.6666666666667" calcext:value-type="float">
            <text:p>48.6666666667</text:p>
          </table:table-cell>
          <table:table-cell table:formula="of:=500/[.D76]" office:value-type="float" office:value="10.2739726027397" calcext:value-type="float">
            <text:p>10.27397260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formula="of:=[.C77]+(0.5-[.B77]/300)/0.5-[.C76]-(0.5-[.B76]/300)/0.5" office:value-type="float" office:value="50.3333333333333" calcext:value-type="float">
            <text:p>50.3333333333</text:p>
          </table:table-cell>
          <table:table-cell table:formula="of:=500/[.D77]" office:value-type="float" office:value="9.93377483443709" calcext:value-type="float">
            <text:p>9.93377483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8:03:03.838589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zej Ostrowski</meta:initial-creator>
    <meta:creation-date>2017-07-19T12:37:58.568966880</meta:creation-date>
    <dc:date>2017-07-26T18:33:38.300458737</dc:date>
    <dc:creator>Blazej Ostrowski</dc:creator>
    <meta:editing-duration>PT6H45M26S</meta:editing-duration>
    <meta:editing-cycles>6</meta:editing-cycles>
    <meta:generator>LibreOffice/4.2.8.2$Linux_X86_64 LibreOffice_project/420$Build-2</meta:generator>
    <meta:document-statistic meta:table-count="1" meta:cell-count="356" meta:object-count="0"/>
  </office:meta>
</office:document-meta>
</file>